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21e2" officeooo:paragraph-rsid="001921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this project I applied complete step by step methods of data analysis and applying machine learning model (Logistic Regression) on telecom customer churn data s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21:16:02.123120853</meta:creation-date>
    <dc:date>2019-04-27T21:23:03.611286604</dc:date>
    <meta:editing-duration>PT7M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26" meta:character-count="166" meta:non-whitespace-character-count="141"/>
  </office:meta>
</office:document-meta>
</file>